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in" fo:margin-bottom="0in" loext:contextual-spacing="false" fo:line-height="115%" style:page-number="auto"/>
      <style:text-properties style:font-name="Calibri" officeooo:rsid="0008eb5b" officeooo:paragraph-rsid="0008eb5b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style:font-name="Calibri" officeooo:rsid="0008eb5b" officeooo:paragraph-rsid="0008eb5b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Calibri" officeooo:rsid="0008eb5b" officeooo:paragraph-rsid="000fe8ee"/>
    </style:style>
    <style:style style:name="P4" style:family="paragraph" style:parent-style-name="Standard" style:list-style-name="L1">
      <style:paragraph-properties fo:margin-top="0in" fo:margin-bottom="0in" loext:contextual-spacing="false" fo:line-height="115%"/>
      <style:text-properties style:font-name="Calibri" fo:font-weight="bold" officeooo:rsid="000908d6" officeooo:paragraph-rsid="000ad736" style:font-weight-asian="bold" style:font-weight-complex="bold"/>
    </style:style>
    <style:style style:name="P5" style:family="paragraph" style:parent-style-name="Standard" style:list-style-name="L1">
      <style:paragraph-properties fo:margin-top="0in" fo:margin-bottom="0in" loext:contextual-spacing="false" fo:line-height="115%"/>
      <style:text-properties style:font-name="Calibri" fo:font-weight="bold" officeooo:rsid="000ad736" officeooo:paragraph-rsid="000ad736" style:font-weight-asian="bold" style:font-weight-complex="bold"/>
    </style:style>
    <style:style style:name="P6" style:family="paragraph" style:parent-style-name="Standard" style:list-style-name="L2">
      <style:paragraph-properties fo:margin-top="0in" fo:margin-bottom="0in" loext:contextual-spacing="false" fo:line-height="115%"/>
      <style:text-properties style:font-name="Calibri" fo:font-weight="bold" officeooo:rsid="000df9fe" officeooo:paragraph-rsid="000df9fe" style:font-weight-asian="bold" style:font-weight-complex="bold"/>
    </style:style>
    <style:style style:name="P7" style:family="paragraph" style:parent-style-name="Standard" style:list-style-name="L3">
      <style:paragraph-properties fo:margin-top="0in" fo:margin-bottom="0in" loext:contextual-spacing="false" fo:line-height="115%"/>
      <style:text-properties style:font-name="Calibri" fo:font-weight="bold" officeooo:rsid="000df9fe" officeooo:paragraph-rsid="000df9fe" style:font-weight-asian="bold" style:font-weight-complex="bold"/>
    </style:style>
    <style:style style:name="P8" style:family="paragraph" style:parent-style-name="Standard" style:list-style-name="L2">
      <style:paragraph-properties fo:margin-top="0in" fo:margin-bottom="0in" loext:contextual-spacing="false" fo:line-height="115%"/>
      <style:text-properties style:font-name="Calibri" fo:font-weight="bold" officeooo:rsid="0012545c" officeooo:paragraph-rsid="0012545c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15%"/>
      <style:text-properties style:font-name="Calibri" officeooo:rsid="000fe8ee" officeooo:paragraph-rsid="000fe8ee"/>
    </style:style>
    <style:style style:name="P10" style:family="paragraph" style:parent-style-name="Standard">
      <style:paragraph-properties fo:margin-top="0in" fo:margin-bottom="0in" loext:contextual-spacing="false" fo:line-height="115%"/>
      <style:text-properties style:font-name="Calibri" officeooo:rsid="0008eb5b" officeooo:paragraph-rsid="0008eb5b"/>
    </style:style>
    <style:style style:name="T1" style:family="text">
      <style:text-properties officeooo:rsid="000908d6"/>
    </style:style>
    <style:style style:name="T2" style:family="text">
      <style:text-properties officeooo:rsid="000e8dd2"/>
    </style:style>
    <style:style style:name="T3" style:family="text">
      <style:text-properties fo:font-weight="bold" officeooo:rsid="000e8dd2" style:font-weight-asian="bold" style:font-weight-complex="bold"/>
    </style:style>
    <style:style style:name="T4" style:family="text">
      <style:text-properties officeooo:rsid="000fe8ee"/>
    </style:style>
    <style:style style:name="T5" style:family="text">
      <style:text-properties officeooo:rsid="0012545c"/>
    </style:style>
    <style:style style:name="T6" style:family="text">
      <style:text-properties officeooo:rsid="0012d941"/>
    </style:style>
    <style:style style:name="T7" style:family="text">
      <style:text-properties officeooo:rsid="001388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:</text:p>
      <text:p text:style-name="P2">Create a fictional website on home, renovation, architecture, and design.</text:p>
      <text:p text:style-name="P2">Make it look like those websites advertising home builder agencies on Awwwards.</text:p>
      <text:p text:style-name="P2"/>
      <text:p text:style-name="P2">Subproblems:</text:p>
      <text:p text:style-name="P2">1. Figure out the name of your fictional home agency</text:p>
      <text:p text:style-name="P2"><text:tab/><text:span text:style-name="T1">BBP &amp; Co.</text:span></text:p>
      <text:p text:style-name="P2">2. Figure out what kind of home designs and architecture you want to feature</text:p>
      <text:list xml:id="list1268294276" text:style-name="L1">
        <text:list-item>
          <text:p text:style-name="P4">Mediterranean revival architecture</text:p>
        </text:list-item>
        <text:list-item>
          <text:p text:style-name="P5">Prairie</text:p>
        </text:list-item>
        <text:list-item>
          <text:p text:style-name="P5">Southwest</text:p>
        </text:list-item>
        <text:list-item>
          <text:p text:style-name="P5">Tuscan</text:p>
        </text:list-item>
        <text:list-item>
          <text:p text:style-name="P5">Spanish</text:p>
        </text:list-item>
      </text:list>
      <text:p text:style-name="P2">3. Come up with a theme for your website</text:p>
      <text:p text:style-name="P2"><text:tab/>3a. What colors should we have?</text:p>
      <text:list xml:id="list3933220906" text:style-name="L2">
        <text:list-item>
          <text:p text:style-name="P6">Brown</text:p>
        </text:list-item>
        <text:list-item>
          <text:p text:style-name="P6">Black</text:p>
        </text:list-item>
        <text:list-item>
          <text:p text:style-name="P6">Terracotta</text:p>
        </text:list-item>
        <text:list-item>
          <text:p text:style-name="P6">Off-White</text:p>
        </text:list-item>
        <text:list-item>
          <text:p text:style-name="P6">Cream</text:p>
        </text:list-item>
        <text:list-item>
          <text:p text:style-name="P8">Green</text:p>
        </text:list-item>
        <text:list-item>
          <text:p text:style-name="P8">Rusty Orange</text:p>
        </text:list-item>
      </text:list>
      <text:p text:style-name="P2"><text:tab/>3b. What fonts should we have?</text:p>
      <text:list xml:id="list2225540747" text:style-name="L3">
        <text:list-item>
          <text:p text:style-name="P7">Serif Font: <text:span text:style-name="T2">Playfair Display</text:span></text:p>
        </text:list-item>
        <text:list-item>
          <text:p text:style-name="P7">Sans Serif Font: <text:span text:style-name="T2">Source Sans Pro</text:span></text:p>
        </text:list-item>
      </text:list>
      <text:p text:style-name="P2"><text:tab/>3c. What design style should the website have? Minimal, brutalist, startup, etc.?</text:p>
      <text:p text:style-name="P2"><text:tab/><text:tab/><text:span text:style-name="T3">Minimal</text:span></text:p>
      <text:p text:style-name="P2">4. Design the website in Figma</text:p>
      <text:p text:style-name="P2"><text:tab/>4a. Design the Home page</text:p>
      <text:p text:style-name="P2"><text:tab/><text:tab/>i. <text:s text:c="2"/>Design the Header/Hero Section</text:p>
      <text:p text:style-name="P2"><text:tab/><text:tab/>ii. <text:s/>Design the Services Section</text:p>
      <text:p text:style-name="P9"><text:tab/><text:tab/><text:tab/>Floor plans</text:p>
      <text:p text:style-name="P9"><text:tab/><text:tab/><text:tab/>Interior Customization</text:p>
      <text:p text:style-name="P3"><text:tab/><text:tab/><text:tab/><text:span text:style-name="T4">Single Family Homes</text:span></text:p>
      <text:p text:style-name="P2"><text:tab/><text:tab/>iii. Design the Featured Projects Section</text:p>
      <text:p text:style-name="P2"><text:tab/><text:tab/>iv. <text:s/>Design the Testimonials Section</text:p>
      <text:p text:style-name="P2"><text:tab/><text:tab/>v. <text:s text:c="2"/>Design the About Us Section</text:p>
      <text:p text:style-name="P2"><text:tab/><text:tab/>vi. <text:s/>Design the Call To Action Section</text:p>
      <text:p text:style-name="P2"><text:tab/><text:tab/>vii. Design the Footer Section</text:p>
      <text:p text:style-name="P2"/>
      <text:p text:style-name="P2"><text:soft-page-break/><text:tab/>4b. Design the Projects page</text:p>
      <text:p text:style-name="P2"><text:tab/>4c. Design the Contact page</text:p>
      <text:p text:style-name="P2"><text:tab/><text:span text:style-name="T6">4d. Design the Services </text:span><text:span text:style-name="T7">p</text:span><text:span text:style-name="T6">age</text:span></text:p>
      <text:p text:style-name="P2"><text:tab/><text:span text:style-name="T7">4e. Design the About Us page</text:span></text:p>
      <text:p text:style-name="P2">5. Implement the website</text:p>
      <text:p text:style-name="P2"><text:tab/>5a. Implement the Home page</text:p>
      <text:p text:style-name="P2"><text:tab/><text:tab/>i. <text:s text:c="2"/>Implement the Header/Hero Section</text:p>
      <text:p text:style-name="P2"><text:tab/><text:tab/>ii. <text:s/>Implement the Services Section</text:p>
      <text:p text:style-name="P2"><text:tab/><text:tab/>iii. Implement the Featured Projects Section</text:p>
      <text:p text:style-name="P2"><text:tab/><text:tab/>iv. <text:s/>Implement the Testimonials Section</text:p>
      <text:p text:style-name="P2"><text:tab/><text:tab/>v. <text:s text:c="2"/>Implement the About Us Section</text:p>
      <text:p text:style-name="P2"><text:tab/><text:tab/>vi. <text:s/>Implement the Call To Action Section</text:p>
      <text:p text:style-name="P2"><text:tab/><text:tab/>vii. Implement the Footer Section</text:p>
      <text:p text:style-name="P2"><text:tab/>5b. Implement the Projects page</text:p>
      <text:p text:style-name="P2"><text:tab/>5c. Implement the Contact page</text:p>
      <text:p text:style-name="P2"><text:tab/><text:span text:style-name="T5">5d. Implement the Services </text:span><text:span text:style-name="T7">p</text:span><text:span text:style-name="T5">age</text:span></text:p>
      <text:p text:style-name="P2"><text:tab/><text:span text:style-name="T7">5e. Implement the About Us pag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01T17:56:37.868000000</meta:creation-date>
    <dc:date>2022-07-04T16:45:27.132000000</dc:date>
    <meta:editing-duration>PT6H21M7S</meta:editing-duration>
    <meta:editing-cycles>4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55" meta:word-count="271" meta:character-count="1639" meta:non-whitespace-character-count="1370"/>
  </office:meta>
</office:document-meta>
</file>